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24-12-1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24-03-20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22-12-0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21-12-1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20-12-1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9-12-12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8-12-1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7-12-0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6-12-0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8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7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7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196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